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19.53mm"/>
    </style:style>
    <style:style style:name="co3" style:family="table-column">
      <style:table-column-properties fo:break-before="auto" style:column-width="29.83mm"/>
    </style:style>
    <style:style style:name="co4" style:family="table-column">
      <style:table-column-properties fo:break-before="auto" style:column-width="14.09mm"/>
    </style:style>
    <style:style style:name="co5" style:family="table-column">
      <style:table-column-properties fo:break-before="auto" style:column-width="18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o_g_perf_svm" table:style-name="ta1">
        <table:shapes>
          <draw:frame draw:z-index="0" draw:style-name="gr1" draw:text-style-name="P1" svg:width="159.99mm" svg:height="89.99mm" svg:x="189.77mm" svg:y="12.73mm">
            <loext:p draw:notify-on-update-of-ranges="wo_g_perf_svm.A2:wo_g_perf_svm.A2 wo_g_perf_svm.A3:wo_g_perf_svm.A28 wo_g_perf_svm.B2:wo_g_perf_svm.B2 wo_g_perf_svm.B3:wo_g_perf_svm.B28 wo_g_perf_svm.C2:wo_g_perf_svm.C2 wo_g_perf_svm.C3:wo_g_perf_svm.C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7.62mm" svg:y="105.76mm">
            <loext:p draw:notify-on-update-of-ranges="wo_g_perf_svm.A2:wo_g_perf_svm.A2 wo_g_perf_svm.A3:wo_g_perf_svm.A28 wo_g_perf_svm.D2:wo_g_perf_svm.D2 wo_g_perf_svm.D3:wo_g_perf_svm.D28 wo_g_perf_svm.E2:wo_g_perf_svm.E2 wo_g_perf_svm.E3:wo_g_perf_svm.E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61.45mm" svg:y="8.22mm">
            <loext:p draw:notify-on-update-of-ranges="wo_g_perf_svm.A2:wo_g_perf_svm.A2 wo_g_perf_svm.A3:wo_g_perf_svm.A28 wo_g_perf_svm.F2:wo_g_perf_svm.F2 wo_g_perf_svm.F3:wo_g_perf_svm.F28 wo_g_perf_svm.G2:wo_g_perf_svm.G2 wo_g_perf_svm.G3:wo_g_perf_svm.G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3" table:default-cell-style-name="ce5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F1-Score</text:p>
          </table:table-cell>
          <table:covered-table-cell table:style-name="ce1"/>
          <table:table-cell table:style-name="ce3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Random Forest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Random Forest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Random Forest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46" calcext:value-type="float">
            <text:p>0.46</text:p>
          </table:table-cell>
          <table:table-cell office:value-type="float" office:value="0.31" calcext:value-type="float">
            <text:p>0.31</text:p>
          </table:table-cell>
          <table:table-cell office:value-type="float" office:value="0.63" calcext:value-type="float">
            <text:p>0.63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64" calcext:value-type="float">
            <text:p>0.64</text:p>
          </table:table-cell>
          <table:table-cell office:value-type="float" office:value="0.79" calcext:value-type="float">
            <text:p>0.79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74" calcext:value-type="float">
            <text:p>0.74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vg / total</text:p>
          </table:table-cell>
          <table:table-cell table:number-columns-repeated="2" table:style-name="ce1" office:value-type="float" office:value="0.85" calcext:value-type="float">
            <text:p>0.85</text:p>
          </table:table-cell>
          <table:table-cell table:number-columns-repeated="4" table:style-name="ce1" office:value-type="float" office:value="0.84" calcext:value-type="float">
            <text:p>0.84</text:p>
          </table:table-cell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-00-0000</text:date>, <text:time style:data-style-name="N2" text:time-value="13:46:11.822020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3T13:58:38.429857340</dc:date>
    <dc:creator>Jerelyn Co</dc:creator>
    <meta:editing-duration>PT17M29S</meta:editing-duration>
    <meta:editing-cycles>8</meta:editing-cycles>
    <meta:generator>LibreOffice/5.0.5.2$Linux_X86_64 LibreOffice_project/00m0$Build-2</meta:generator>
    <meta:document-statistic meta:table-count="1" meta:cell-count="1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Precision Measure</text:p>
        </chart:title>
        <chart:subtitle svg:x="5.72cm" svg:y="1.301cm" chart:style-name="ch3">
          <text:p>SVM and Random Forest</text:p>
        </chart:subtitle>
        <chart:legend chart:legend-position="end" svg:x="12.89cm" svg:y="3.952cm" style:legend-expansion="high" chart:style-name="ch4"/>
        <chart:plot-area chart:style-name="ch5" table:cell-range-address="wo_g_perf_svm.A2:wo_g_perf_svm.C28" chart:data-source-has-labels="both" svg:x="1.331cm" svg:y="2.19cm" svg:width="11.239cm" svg:height="5.649cm">
          <chartooo:coordinate-region svg:x="2.058cm" svg:y="2.39cm" svg:width="10.512cm" svg:height="4.802cm"/>
          <chart:axis chart:dimension="x" chart:name="primary-x" chart:style-name="ch6" chartooo:axis-type="auto">
            <chartooo:date-scale/>
            <chart:title svg:x="6.483cm" svg:y="8.019cm" chart:style-name="ch7">
              <text:p>Letter</text:p>
            </chart:title>
            <chart:categories table:cell-range-address="wo_g_perf_svm.A3:wo_g_perf_svm.A28"/>
          </chart:axis>
          <chart:axis chart:dimension="y" chart:name="primary-y" chart:style-name="ch8">
            <chart:title svg:x="0.451cm" svg:y="5.746cm" chart:style-name="ch9">
              <text:p>Precision</text:p>
            </chart:title>
            <chart:grid chart:style-name="ch10" chart:class="major"/>
          </chart:axis>
          <chart:series chart:style-name="ch11" chart:values-cell-range-address="wo_g_perf_svm.B3:wo_g_perf_svm.B28" chart:label-cell-address="wo_g_perf_svm.B2:wo_g_perf_svm.B2" chart:class="chart:bar">
            <chart:data-point chart:repeated="26"/>
          </chart:series>
          <chart:series chart:style-name="ch12" chart:values-cell-range-address="wo_g_perf_svm.C3:wo_g_perf_svm.C28" chart:label-cell-address="wo_g_perf_svm.C2:wo_g_perf_svm.C2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  <draw:g>
                  <svg:desc>wo_g_perf_svm.B2:wo_g_perf_svm.B2</svg:desc>
                </draw:g>
              </table:table-cell>
              <table:table-cell office:value-type="string">
                <text:p>Random Forest</text:p>
                <draw:g>
                  <svg:desc>wo_g_perf_svm.C2:wo_g_perf_svm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wo_g_perf_svm.A3:wo_g_perf_svm.A28</svg:desc>
                </draw:g>
              </table:table-cell>
              <table:table-cell office:value-type="float" office:value="0.52">
                <text:p>0.52</text:p>
                <draw:g>
                  <svg:desc>wo_g_perf_svm.B3:wo_g_perf_svm.B28</svg:desc>
                </draw:g>
              </table:table-cell>
              <table:table-cell office:value-type="float" office:value="0.59">
                <text:p>0.59</text:p>
                <draw:g>
                  <svg:desc>wo_g_perf_svm.C3:wo_g_perf_svm.C28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89">
                <text:p>0.8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58">
                <text:p>0.5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62">
                <text:p>0.6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91">
                <text:p>0.9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83">
                <text:p>0.8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69cm" svg:y="0.316cm" chart:style-name="ch2">
          <text:p>Recall Measure</text:p>
        </chart:title>
        <chart:subtitle svg:x="5.72cm" svg:y="1.301cm" chart:style-name="ch3">
          <text:p>SVM and Random Forest</text:p>
        </chart:subtitle>
        <chart:legend chart:legend-position="end" svg:x="12.89cm" svg:y="3.952cm" style:legend-expansion="high" chart:style-name="ch4"/>
        <chart:plot-area chart:style-name="ch5" table:cell-range-address="wo_g_perf_svm.A2:wo_g_perf_svm.A28 wo_g_perf_svm.D2:wo_g_perf_svm.E28" chart:data-source-has-labels="both" svg:x="1.331cm" svg:y="2.19cm" svg:width="11.239cm" svg:height="5.649cm">
          <chartooo:coordinate-region svg:x="2.058cm" svg:y="2.39cm" svg:width="10.512cm" svg:height="4.802cm"/>
          <chart:axis chart:dimension="x" chart:name="primary-x" chart:style-name="ch6" chartooo:axis-type="auto">
            <chartooo:date-scale/>
            <chart:title svg:x="6.483cm" svg:y="8.019cm" chart:style-name="ch7">
              <text:p>Letter</text:p>
            </chart:title>
            <chart:categories table:cell-range-address="wo_g_perf_svm.A3:wo_g_perf_svm.A28"/>
          </chart:axis>
          <chart:axis chart:dimension="y" chart:name="primary-y" chart:style-name="ch8">
            <chart:title svg:x="0.451cm" svg:y="5.534cm" chart:style-name="ch9">
              <text:p>Recall</text:p>
            </chart:title>
            <chart:grid chart:style-name="ch10" chart:class="major"/>
          </chart:axis>
          <chart:series chart:style-name="ch11" chart:values-cell-range-address="wo_g_perf_svm.D3:wo_g_perf_svm.D28" chart:label-cell-address="wo_g_perf_svm.D2:wo_g_perf_svm.D2" chart:class="chart:bar">
            <chart:data-point chart:repeated="26"/>
          </chart:series>
          <chart:series chart:style-name="ch12" chart:values-cell-range-address="wo_g_perf_svm.E3:wo_g_perf_svm.E28" chart:label-cell-address="wo_g_perf_svm.E2:wo_g_perf_svm.E2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  <draw:g>
                  <svg:desc>wo_g_perf_svm.D2:wo_g_perf_svm.D2</svg:desc>
                </draw:g>
              </table:table-cell>
              <table:table-cell office:value-type="string">
                <text:p>Random Forest</text:p>
                <draw:g>
                  <svg:desc>wo_g_perf_svm.E2:wo_g_perf_svm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wo_g_perf_svm.A3:wo_g_perf_svm.A28</svg:desc>
                </draw:g>
              </table:table-cell>
              <table:table-cell office:value-type="float" office:value="0.62">
                <text:p>0.62</text:p>
                <draw:g>
                  <svg:desc>wo_g_perf_svm.D3:wo_g_perf_svm.D28</svg:desc>
                </draw:g>
              </table:table-cell>
              <table:table-cell office:value-type="float" office:value="0.62">
                <text:p>0.62</text:p>
                <draw:g>
                  <svg:desc>wo_g_perf_svm.E3:wo_g_perf_svm.E28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46">
                <text:p>0.4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64">
                <text:p>0.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93">
                <text:p>0.9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82">
                <text:p>0.8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79">
                <text:p>0.7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89">
                <text:p>0.8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58">
                <text:p>0.5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42">
                <text:p>0.4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93">
                <text:p>0.9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F1-Score</text:p>
        </chart:title>
        <chart:subtitle svg:x="5.72cm" svg:y="1.301cm" chart:style-name="ch3">
          <text:p>SVM and Random Forest</text:p>
        </chart:subtitle>
        <chart:legend chart:legend-position="end" svg:x="12.89cm" svg:y="3.952cm" style:legend-expansion="high" chart:style-name="ch4"/>
        <chart:plot-area chart:style-name="ch5" table:cell-range-address="wo_g_perf_svm.A2:wo_g_perf_svm.A28 wo_g_perf_svm.F2:wo_g_perf_svm.G28" chart:data-source-has-labels="both" svg:x="1.331cm" svg:y="2.19cm" svg:width="11.239cm" svg:height="5.649cm">
          <chartooo:coordinate-region svg:x="2.058cm" svg:y="2.39cm" svg:width="10.512cm" svg:height="4.802cm"/>
          <chart:axis chart:dimension="x" chart:name="primary-x" chart:style-name="ch6" chartooo:axis-type="auto">
            <chartooo:date-scale/>
            <chart:title svg:x="6.483cm" svg:y="8.019cm" chart:style-name="ch7">
              <text:p>Letter</text:p>
            </chart:title>
            <chart:categories table:cell-range-address="wo_g_perf_svm.A3:wo_g_perf_svm.A28"/>
          </chart:axis>
          <chart:axis chart:dimension="y" chart:name="primary-y" chart:style-name="ch8">
            <chart:title svg:x="0.451cm" svg:y="5.733cm" chart:style-name="ch9">
              <text:p>F1-Score</text:p>
            </chart:title>
            <chart:grid chart:style-name="ch10" chart:class="major"/>
          </chart:axis>
          <chart:series chart:style-name="ch11" chart:values-cell-range-address="wo_g_perf_svm.F3:wo_g_perf_svm.F28" chart:label-cell-address="wo_g_perf_svm.F2:wo_g_perf_svm.F2" chart:class="chart:bar">
            <chart:data-point chart:repeated="26"/>
          </chart:series>
          <chart:series chart:style-name="ch12" chart:values-cell-range-address="wo_g_perf_svm.G3:wo_g_perf_svm.G28" chart:label-cell-address="wo_g_perf_svm.G2:wo_g_perf_svm.G2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  <draw:g>
                  <svg:desc>wo_g_perf_svm.F2:wo_g_perf_svm.F2</svg:desc>
                </draw:g>
              </table:table-cell>
              <table:table-cell office:value-type="string">
                <text:p>Random Forest</text:p>
                <draw:g>
                  <svg:desc>wo_g_perf_svm.G2:wo_g_perf_svm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wo_g_perf_svm.A3:wo_g_perf_svm.A28</svg:desc>
                </draw:g>
              </table:table-cell>
              <table:table-cell office:value-type="float" office:value="0.57">
                <text:p>0.57</text:p>
                <draw:g>
                  <svg:desc>wo_g_perf_svm.F3:wo_g_perf_svm.F28</svg:desc>
                </draw:g>
              </table:table-cell>
              <table:table-cell office:value-type="float" office:value="0.6">
                <text:p>0.6</text:p>
                <draw:g>
                  <svg:desc>wo_g_perf_svm.G3:wo_g_perf_svm.G28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63">
                <text:p>0.6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96">
                <text:p>0.9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91">
                <text:p>0.9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78">
                <text:p>0.7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9">
                <text:p>0.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86">
                <text:p>0.8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5">
                <text:p>0.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86">
                <text:p>0.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95">
                <text:p>0.9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